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Double_20_Dash" svg:stroke-width="0.05cm" svg:stroke-color="#000000" draw:marker-start-width="0.29cm" draw:marker-end="Linienspitzen_20_4" draw:marker-end-width="0.2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.087cm"/>
      <style:paragraph-properties style:writing-mode="lr-tb"/>
    </style:style>
    <style:style style:name="gr11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05cm" svg:y1="6cm" svg:x2="5.05cm" svg:y2="1.5cm">
          <text:p/>
        </draw:line>
        <draw:line draw:style-name="gr2" draw:text-style-name="P1" draw:layer="layout" svg:x1="6.804cm" svg:y1="6.6cm" svg:x2="6.804cm" svg:y2="5.4cm">
          <text:p/>
        </draw:line>
        <draw:line draw:style-name="gr3" draw:text-style-name="P1" draw:layer="layout" svg:x1="3.503cm" svg:y1="6cm" svg:x2="6.803cm" svg:y2="6cm">
          <text:p/>
        </draw:line>
        <draw:line draw:style-name="gr1" draw:text-style-name="P1" draw:layer="layout" svg:x1="7.45cm" svg:y1="5cm" svg:x2="7.45cm" svg:y2="1.5cm">
          <text:p/>
        </draw:line>
        <draw:line draw:style-name="gr1" draw:text-style-name="P1" draw:layer="layout" svg:x1="6.844cm" svg:y1="5.609cm" svg:x2="7.463cm" svg:y2="4.99cm">
          <text:p/>
        </draw:line>
        <draw:line draw:style-name="gr1" draw:text-style-name="P1" draw:layer="layout" svg:x1="7.45cm" svg:y1="7.01cm" svg:x2="7.45cm" svg:y2="10.71cm">
          <text:p/>
        </draw:line>
        <draw:line draw:style-name="gr4" draw:text-style-name="P1" draw:layer="layout" svg:x1="6.844cm" svg:y1="6.4cm" svg:x2="7.463cm" svg:y2="7.019cm">
          <text:p/>
        </draw:line>
        <draw:frame draw:style-name="gr5" draw:text-style-name="P2" draw:layer="layout" svg:width="0.749cm" svg:height="0.725cm" svg:x="7.301cm" svg:y="6.363cm">
          <draw:text-box>
            <text:p><text:span text:style-name="T1">E</text:span></text:p>
          </draw:text-box>
        </draw:frame>
        <draw:frame draw:style-name="gr5" draw:text-style-name="P2" draw:layer="layout" svg:width="0.749cm" svg:height="0.725cm" svg:x="7.301cm" svg:y="4.363cm">
          <draw:text-box>
            <text:p><text:span text:style-name="T1">C</text:span></text:p>
          </draw:text-box>
        </draw:frame>
        <draw:frame draw:style-name="gr5" draw:text-style-name="P2" draw:layer="layout" svg:width="0.7cm" svg:height="0.725cm" svg:x="1.45cm" svg:y="5.26cm">
          <draw:text-box>
            <text:p><text:span text:style-name="T1">B</text:span></text:p>
          </draw:text-box>
        </draw:frame>
        <draw:line draw:style-name="gr1" draw:text-style-name="P1" draw:layer="layout" svg:x1="11.3cm" svg:y1="9.81cm" svg:x2="1.9cm" svg:y2="9.81cm">
          <text:p/>
        </draw:line>
        <draw:custom-shape draw:style-name="gr6" draw:text-style-name="P3" draw:layer="layout" svg:width="0.2cm" svg:height="0.2cm" svg:x="1.751cm" svg:y="9.7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35cm" svg:y1="1.51cm" svg:x2="5.05cm" svg:y2="1.51cm">
          <text:p/>
        </draw:line>
        <draw:custom-shape draw:style-name="gr6" draw:text-style-name="P3" draw:layer="layout" svg:width="0.2cm" svg:height="0.2cm" svg:x="11.251cm" svg:y="9.7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11.251cm" svg:y="1.4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\mathrm{BE}}$§svg§600§TRUE§</svg:desc>
          <draw:g>
            <draw:path draw:style-name="gr7" draw:text-style-name="P4" draw:layer="layout" svg:width="0.29cm" svg:height="0.294cm" svg:x="6.426cm" svg:y="6.841cm" svg:viewBox="0 0 291 295" svg:d="M238 44c4-18 12-30 46-31 2 0 7 0 7-8-2-2 0-5-6-5-13 0-29 1-43 1s-29-1-43-1c-3 0-7 0-7 8 0 5 3 5 7 5 24 0 29 10 29 18 0 1-2 8-2 10-12 49-25 99-38 149-14 56-62 92-104 92-29 0-52-18-52-54 0-1 0-14 5-33 14-54 27-109 41-163 3-15 5-19 35-19 10 0 14 0 14-8 0-5-5-5-6-5-11 0-42 1-54 1s-42-1-54-1c-3 0-8 0-8 8 0 5 5 5 12 5 1 0 9 0 17 1 7 0 10 2 10 6 0 3-4 21-7 30-3 13-6 25-9 37-4 17-24 96-26 103-2 12-2 19-2 25 0 52 37 80 81 80 54 0 106-46 120-103 13-49 25-98 37-148z">
              <text:p/>
            </draw:path>
            <draw:path draw:style-name="gr7" draw:text-style-name="P4" draw:layer="layout" svg:width="0.195cm" svg:height="0.2cm" svg:x="6.703cm" svg:y="6.989cm" svg:viewBox="0 0 196 201" svg:d="M0 0c0 4 0 7 0 11 2 0 4 0 6 0 23 0 24 3 24 13 0 51 0 102 0 153 0 9-1 13-24 13-2 0-4 0-6 0 0 4 0 7 0 11 42 0 83 0 125 0 40 0 71-26 71-54 0-25-26-47-62-51 29-5 53-23 53-46 0-26-30-50-72-50-38 0-77 0-115 0zM55 92c0-23 0-46 0-69 0-10 1-12 14-12 15 0 30 0 45 0 29 0 44 21 44 39 0 22-20 42-54 42-16 0-33 0-49 0zM69 190c-13 0-14-2-14-11 0-26 0-52 0-79 21 0 42 0 64 0 31 0 46 25 46 47s-19 43-51 43c-15 0-30 0-45 0z">
              <text:p/>
            </draw:path>
            <draw:path draw:style-name="gr7" draw:text-style-name="P4" draw:layer="layout" svg:width="0.197cm" svg:height="0.199cm" svg:x="6.936cm" svg:y="6.99cm" svg:viewBox="0 0 198 200" svg:d="M198 122c-4 0-7 0-10 0-8 45-14 67-69 67-16 0-32 0-47 0-13 0-14-3-14-11 0-25 0-51 0-76 9 0 19 0 29 0 30 0 35 8 35 34 3 0 7 0 10 0 0-26 0-53 0-80-3 0-7 0-10 0 0 26-5 35-35 35-10 0-20 0-29 0 0-23 0-46 0-68 0-10 1-12 14-12 15 0 29 0 44 0 48 0 58 15 63 57 3 0 6 0 9 0-3-23-5-45-8-68-60 0-120 0-180 0 0 4 0 7 0 11 2 0 5 0 7 0 23 0 23 3 23 13 0 51 0 101 0 152 0 9 0 13-23 13-2 0-5 0-7 0 0 3 0 7 0 11 62 0 123 0 185 0 4-26 8-52 13-78z">
              <text:p/>
            </draw:path>
          </draw:g>
        </draw:g>
        <draw:g>
          <svg:title>TexMaths</svg:title>
          <svg:desc>12§latex§$U_{a}=U_{\mathrm{CE}}$§svg§600§TRUE§</svg:desc>
          <draw:g>
            <draw:path draw:style-name="gr7" draw:text-style-name="P4" draw:layer="layout" svg:width="0.29cm" svg:height="0.294cm" svg:x="11.63cm" svg:y="7.746cm" svg:viewBox="0 0 291 295" svg:d="M239 44c3-18 12-30 45-31 3 0 7 0 7-8-2-2 0-5-6-5-13 0-29 1-43 1s-29-1-43-1c-2 0-7 0-7 8 0 5 3 5 7 5 24 0 29 10 29 18 0 1-1 8-1 10-13 49-26 99-39 149-14 56-62 92-104 92-29 0-52-18-52-54 0-1 0-14 5-33 14-54 27-109 41-163 4-15 5-19 35-19 10 0 14 0 14-8 0-5-5-5-6-5-11 0-42 1-54 1s-42-1-54-1c-3 0-8 0-8 8 0 5 5 5 12 5 1 0 9 0 17 1 7 0 10 2 10 6 0 3-4 21-7 30-3 13-6 25-9 37-4 17-24 96-26 104-2 11-2 18-2 24 0 52 37 80 82 80 53 0 105-46 119-103 13-49 25-98 38-148z">
              <text:p/>
            </draw:path>
            <draw:path draw:style-name="gr7" draw:text-style-name="P4" draw:layer="layout" svg:width="0.149cm" svg:height="0.132cm" svg:x="11.907cm" svg:y="7.966cm" svg:viewBox="0 0 150 133" svg:d="M106 17c-6-10-16-17-30-17-38 0-76 41-76 84 0 28 19 49 44 49 16 0 30-10 42-22 5 18 23 22 30 22 11 0 18-7 24-16 6-12 10-29 10-30 0-3-4-3-5-3-4 0-5 1-6 8-4 14-10 32-22 32-8 0-9-7-9-14 0-6 2-16 4-24 2-7 5-19 7-26s4-15 6-22c1-8 4-21 4-24 0-6-4-8-9-8s-12 2-14 11zM88 92c-3 8-9 14-16 20-2 3-14 12-26 12-11 0-22-8-22-28 0-16 8-48 14-60 15-24 29-28 38-28 20 0 26 22 26 25 0 2 0 4-1 5-5 18-9 36-13 54z">
              <text:p/>
            </draw:path>
            <draw:path draw:style-name="gr7" draw:text-style-name="P4" draw:layer="layout" svg:width="0.278cm" svg:height="0.097cm" svg:x="12.233cm" svg:y="7.879cm" svg:viewBox="0 0 279 98" svg:d="M265 17c7 0 14 0 14-9 0-8-7-8-13-8-84 0-168 0-253 0-5 0-13 0-13 8 0 9 8 9 14 9 84 0 167 0 251 0zM266 98c6 0 13 0 13-8 0-9-7-9-14-9-84 0-167 0-251 0-6 0-14 0-14 9 0 8 8 8 13 8 85 0 169 0 253 0z">
              <text:p/>
            </draw:path>
            <draw:path draw:style-name="gr7" draw:text-style-name="P4" draw:layer="layout" svg:width="0.292cm" svg:height="0.294cm" svg:x="12.681cm" svg:y="7.746cm" svg:viewBox="0 0 293 295" svg:d="M240 44c3-18 12-30 45-31 3 0 8 0 8-8-2-2 0-5-6-5-14 0-29 1-44 1-14 0-30-1-43-1-2 0-8 0-8 8 0 5 5 5 8 5 24 0 29 10 29 18 0 1-1 8-1 10-13 49-26 99-39 149-14 56-62 92-104 92-29 0-51-18-51-54 0-1 0-14 4-33 14-54 28-109 41-163 4-15 5-19 35-19 11 0 14 0 14-8 0-5-5-5-6-5-12 0-42 1-54 1s-42-1-54-1c-3 0-8 0-8 8 0 5 4 5 12 5 1 0 8 0 16 1 8 0 12 2 12 6 0 3-5 21-8 30-3 13-6 25-9 37-4 17-24 96-25 104-4 11-4 18-4 24 0 52 38 80 83 80 52 0 105-46 120-103 12-49 24-98 37-148z">
              <text:p/>
            </draw:path>
            <draw:path draw:style-name="gr7" draw:text-style-name="P4" draw:layer="layout" svg:width="0.197cm" svg:height="0.211cm" svg:x="12.962cm" svg:y="7.889cm" svg:viewBox="0 0 198 212" svg:d="M198 7c0-5 0-7-4-7-1 0-2 0-5 2-5 8-10 16-15 23-12-12-33-25-61-25-63 0-113 47-113 105 0 60 52 107 113 107 51 0 85-39 85-75 0-3 0-6-5-6-1 0-5 0-5 4-2 48-42 66-72 66-31 0-85-19-85-96 0-79 58-95 85-95 29 0 64 20 72 70 0 4 3 4 5 4 5 0 5-3 5-9 0-22 0-45 0-68z">
              <text:p/>
            </draw:path>
            <draw:path draw:style-name="gr7" draw:text-style-name="P4" draw:layer="layout" svg:width="0.197cm" svg:height="0.199cm" svg:x="13.198cm" svg:y="7.895cm" svg:viewBox="0 0 198 200" svg:d="M198 123c-3 0-7 0-10 0-8 44-14 66-69 66-16 0-31 0-47 0-13 0-14-3-14-11 0-25 0-51 0-76 10 0 20 0 30 0 29 0 34 8 34 34 3 0 7 0 10 0 0-26 0-53 0-80-3 0-7 0-10 0 0 26-5 35-34 35-10 0-20 0-30 0 0-23 0-46 0-68 0-10 1-12 14-12 15 0 30 0 44 0 48 0 58 16 63 57 3 0 6 0 9 0-3-23-5-45-8-68-60 0-120 0-180 0 0 4 0 7 0 11 2 0 5 0 7 0 23 0 23 3 23 13 0 51 0 101 0 152 0 10 0 13-23 13-2 0-5 0-7 0 0 3 0 7 0 11 62 0 123 0 185 0 4-26 8-51 13-77z">
              <text:p/>
            </draw:path>
          </draw:g>
        </draw:g>
        <draw:g>
          <svg:title>TexMaths</svg:title>
          <svg:desc>12§latex§$R_{\mathrm{C}} = 1\,\mathrm{k\Omega}$§svg§600§TRUE§</svg:desc>
          <draw:g>
            <draw:path draw:style-name="gr7" draw:text-style-name="P4" draw:layer="layout" svg:width="0.299cm" svg:height="0.295cm" svg:x="7.829cm" svg:y="2.555cm" svg:viewBox="0 0 300 296" svg:d="M140 29c3-10 4-15 12-16 4 0 17 0 25 0 30 0 77 0 77 41 0 14-6 44-23 60-10 10-33 25-71 25-16 0-32 0-47 0 9-37 18-74 27-110zM201 144c42-10 93-39 93-82 0-36-39-62-94-62-40 0-80 0-120 0-8 0-12 0-12 8 0 5 4 5 12 5 6 0 9 0 16 0 7 1 12 3 12 7 0 2-1 4-2 9-19 75-38 150-57 225-3 17-5 19-38 19-7 0-11 0-11 8 0 5 5 5 6 5 11 0 41-1 53-1s42 1 53 1c3 0 8 0 8-8 0-5-4-5-11-5-15 0-27 0-27-7 0-3 0-5 1-7 9-38 18-75 27-112 17 0 34 0 51 0 38 0 45 24 45 39 0 6-3 19-6 28-2 12-6 28-6 36 0 46 51 46 55 46 36 0 51-42 51-48 0-5-4-5-5-5-4 0-5 2-5 5-11 31-29 38-38 38-15 0-17-8-17-25 0-13 2-35 4-48 1-6 2-14 2-19 0-32-29-46-40-50z">
              <text:p/>
            </draw:path>
            <draw:path draw:style-name="gr7" draw:text-style-name="P4" draw:layer="layout" svg:width="0.198cm" svg:height="0.212cm" svg:x="8.152cm" svg:y="2.697cm" svg:viewBox="0 0 199 213" svg:d="M199 8c0-4 0-8-5-8-1 0-2 0-5 4-5 7-10 15-15 22-12-12-32-26-61-26-61 0-113 48-113 107s52 106 113 106c52 0 86-39 86-75 0-3 0-5-5-5-2 0-5 0-5 3-2 48-43 66-71 66-33 0-87-19-87-95 0-79 58-96 85-96 30 0 65 19 72 70 1 4 4 4 5 4 6 0 6-2 6-8 0-23 0-46 0-69z">
              <text:p/>
            </draw:path>
            <draw:path draw:style-name="gr7" draw:text-style-name="P4" draw:layer="layout" svg:width="0.28cm" svg:height="0.097cm" svg:x="8.533cm" svg:y="2.687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7" draw:text-style-name="P4" draw:layer="layout" svg:width="0.138cm" svg:height="0.278cm" svg:x="8.992cm" svg:y="2.562cm" svg:viewBox="0 0 139 279" svg:d="M86 11c0-10 0-11-9-11-27 26-64 26-77 26 0 5 0 9 0 14 8 0 32 0 55-11 0 72 0 145 0 218 0 14-1 19-39 19-5 0-9 0-14 0 0 4 0 9 0 13 15-1 52-1 69-1s53 0 68 1c0-4 0-9 0-13-5 0-9 0-14 0-37 0-39-4-39-19 0-79 0-158 0-236z">
              <text:p/>
            </draw:path>
            <draw:path draw:style-name="gr7" draw:text-style-name="P4" draw:layer="layout" svg:width="0.203cm" svg:height="0.29cm" svg:x="9.247cm" svg:y="2.55cm" svg:viewBox="0 0 204 291" svg:d="M34 260c0 18-5 18-34 18 0 4 0 8 0 13 14 0 35-1 47-1s29 1 45 1c0-5 0-9 0-13-27 0-32 0-32-18 0-15 0-29 0-43 9-8 18-16 26-24 33 44 51 68 51 75 0 9-7 10-15 10 0 4 0 8 0 13 11 0 36-1 46-1 12 0 24 1 36 1 0-5 0-9 0-13-16 0-25 0-41-22-18-25-36-50-54-75 0-1-2-4-2-5s30-26 35-30c26-22 44-23 52-23 0-4 0-8 0-13-12 1-18 1-30 1-14 0-40 0-46-1 0 5 0 9 0 13 8 0 12 5 12 11 0 8-6 13-9 17-20 17-40 33-60 50 0-67 0-134 0-201-20 2-41 3-61 5 0 4 0 9 0 13 30 0 34 2 34 23 0 73 0 146 0 219z">
              <text:p/>
            </draw:path>
            <draw:path draw:style-name="gr7" draw:text-style-name="P4" draw:layer="layout" svg:width="0.266cm" svg:height="0.295cm" svg:x="9.476cm" svg:y="2.545cm" svg:viewBox="0 0 267 296" svg:d="M267 229c-3 0-7 0-10 0-3 10-4 20-8 30-2 7-3 10-28 10-12 0-23 0-34 0 6-24 19-44 38-71 20-30 38-59 38-93 0-58-58-105-129-105-73 0-128 48-128 105 0 34 17 63 37 93 18 27 31 47 37 71-11 0-22 0-33 0-25 0-27-3-28-10-3-10-6-21-8-30-4 0-7 0-11 0 5 22 10 44 14 67 23 0 45 0 68 0 9 0 10 0 10-9 0-30-13-66-22-93-9-24-21-58-21-89 0-67 46-95 84-95 41 0 85 30 85 95 0 31-11 64-23 98-7 17-20 56-20 84 0 9 1 9 11 9 22 0 45 0 67 0 5-23 10-45 14-67z">
              <text:p/>
            </draw:path>
          </draw:g>
        </draw:g>
        <draw:g>
          <svg:title>TexMaths</svg:title>
          <svg:desc>12§latex§$I_{\mathrm{B}}$§svg§600§TRUE§</svg:desc>
          <draw:g>
            <draw:path draw:style-name="gr7" draw:text-style-name="P4" draw:layer="layout" svg:width="0.193cm" svg:height="0.285cm" svg:x="6.029cm" svg:y="6.146cm" svg:viewBox="0 0 194 286" svg:d="M142 32c4-15 5-19 39-19 10 0 13 0 13-8 0-5-4-5-6-5-12 0-43 1-55 1-13 0-43-1-56-1-3 0-9 0-9 8 0 5 4 5 12 5 18 0 29 0 29 9 0 1 0 2-1 5-19 76-38 151-57 226-3 16-4 21-38 21-9 0-13 0-13 8 0 4 5 4 6 4 12 0 43-2 55-2 13 0 44 2 56 2 4 0 9 0 9-8 0-4-4-4-12-4-9 0-10 0-18-1-10-2-11-3-11-8 0-3 0-7 1-9 19-75 38-149 56-224z">
              <text:p/>
            </draw:path>
            <draw:path draw:style-name="gr7" draw:text-style-name="P4" draw:layer="layout" svg:width="0.195cm" svg:height="0.2cm" svg:x="6.217cm" svg:y="6.294cm" svg:viewBox="0 0 196 201" svg:d="M0 0c0 4 0 7 0 11 2 0 5 0 7 0 23 0 23 3 23 13 0 51 0 102 0 153 0 9 0 13-23 13-2 0-5 0-7 0 0 4 0 7 0 11 41 0 83 0 124 0 42 0 72-26 72-54 0-25-26-47-62-51 29-5 54-23 54-46 0-26-31-50-72-50-39 0-77 0-116 0zM56 92c0-23 0-46 0-69 0-10 0-12 15-12 14 0 28 0 43 0 28 0 44 21 44 39 0 22-19 42-54 42-16 0-32 0-48 0zM71 190c-15 0-15-2-15-11 0-26 0-52 0-79 21 0 42 0 62 0 32 0 48 25 48 47s-20 43-52 43c-15 0-29 0-43 0z">
              <text:p/>
            </draw:path>
          </draw:g>
        </draw:g>
        <draw:g>
          <svg:title>TexMaths</svg:title>
          <svg:desc>12§latex§$+$§svg§600§TRUE§</svg:desc>
          <draw:g>
            <draw:path draw:style-name="gr7" draw:text-style-name="P4" draw:layer="layout" svg:width="0.276cm" svg:height="0.277cm" svg:x="11.62cm" svg:y="1.4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g>
          <svg:title>TexMaths</svg:title>
          <svg:desc>12§latex§$+$§svg§600§TRUE§</svg:desc>
          <draw:g>
            <draw:path draw:style-name="gr7" draw:text-style-name="P4" draw:layer="layout" svg:width="0.276cm" svg:height="0.277cm" svg:x="1.329cm" svg:y="5.88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line draw:style-name="gr8" draw:text-style-name="P1" draw:layer="layout" svg:x1="7.74cm" svg:y1="10.7cm" svg:x2="7.14cm" svg:y2="10.7cm">
          <text:p/>
        </draw:line>
        <draw:line draw:style-name="gr8" draw:text-style-name="P1" draw:layer="layout" svg:x1="7.64cm" svg:y1="10.8cm" svg:x2="7.24cm" svg:y2="10.8cm">
          <text:p/>
        </draw:line>
        <draw:line draw:style-name="gr8" draw:text-style-name="P1" draw:layer="layout" svg:x1="7.54cm" svg:y1="10.9cm" svg:x2="7.34cm" svg:y2="10.9cm">
          <text:p/>
        </draw:line>
        <draw:line draw:style-name="gr1" draw:text-style-name="P1" draw:layer="layout" svg:x1="9.288cm" svg:y1="5.01cm" svg:x2="7.428cm" svg:y2="5.01cm">
          <text:p/>
        </draw:line>
        <draw:custom-shape draw:style-name="gr6" draw:text-style-name="P3" draw:layer="layout" svg:width="0.2cm" svg:height="0.2cm" svg:x="11.239cm" svg:y="4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I_{\mathrm{C}}$§svg§600§TRUE§</svg:desc>
          <draw:g>
            <draw:path draw:style-name="gr7" draw:text-style-name="P4" draw:layer="layout" svg:width="0.193cm" svg:height="0.285cm" svg:x="6.817cm" svg:y="4cm" svg:viewBox="0 0 194 286" svg:d="M142 32c4-15 5-19 39-19 11 0 13 0 13-8 0-5-4-5-6-5-12 0-43 1-55 1-13 0-43-1-56-1-3 0-9 0-9 8 0 5 4 5 12 5 18 0 29 0 29 9 0 1 0 2-1 5-19 76-38 151-57 226-3 16-4 21-38 21-9 0-13 0-13 8 0 4 5 4 6 4 12 0 43-2 55-2 13 0 44 2 56 2 4 0 9 0 9-7 0-5-4-5-12-5-9 0-10 0-18-1-10-2-11-3-11-8 0-3 1-7 1-9 19-75 38-149 56-224z">
              <text:p/>
            </draw:path>
            <draw:path draw:style-name="gr7" draw:text-style-name="P4" draw:layer="layout" svg:width="0.198cm" svg:height="0.211cm" svg:x="7.007cm" svg:y="4.143cm" svg:viewBox="0 0 199 212" svg:d="M199 7c0-5 0-7-4-7-1 0-3 0-6 2-5 8-10 16-15 23-12-12-33-25-60-25-63 0-114 47-114 105 0 60 53 107 114 107 51 0 85-39 85-75 0-3 0-6-5-6-2 0-5 0-5 4-2 48-43 66-72 66-31 0-85-19-85-96 0-79 57-95 84-95 30 0 65 20 72 70 1 4 4 4 6 4 5 0 5-3 5-9 0-22 0-45 0-68z">
              <text:p/>
            </draw:path>
          </draw:g>
        </draw:g>
        <draw:g>
          <svg:title>TexMaths</svg:title>
          <svg:desc>12§latex§$+$§svg§600§TRUE§</svg:desc>
          <draw:g>
            <draw:path draw:style-name="gr7" draw:text-style-name="P4" draw:layer="layout" svg:width="0.276cm" svg:height="0.277cm" svg:x="11.62cm" svg:y="4.86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custom-shape draw:style-name="gr9" draw:text-style-name="P3" draw:layer="layout" svg:width="0.5cm" svg:height="1.2cm" svg:x="7.2cm" svg:y="2.1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699cm" svg:height="0.725cm" svg:x="11.801cm" svg:y="1.163cm">
          <draw:text-box>
            <text:p><text:span text:style-name="T1">VCC=12 V</text:span></text:p>
          </draw:text-box>
        </draw:frame>
        <draw:line draw:style-name="gr11" draw:text-style-name="P1" draw:layer="layout" svg:x1="11.35cm" svg:y1="5.3cm" svg:x2="11.35cm" svg:y2="9.6cm">
          <text:p/>
        </draw:line>
        <draw:line draw:style-name="gr11" draw:text-style-name="P1" draw:layer="layout" svg:x1="5.946cm" svg:y1="5.846cm" svg:x2="6.654cm" svg:y2="5.846cm">
          <text:p/>
        </draw:line>
        <draw:line draw:style-name="gr11" draw:text-style-name="P1" draw:layer="layout" svg:x1="7.31cm" svg:y1="3.94cm" svg:x2="7.31cm" svg:y2="4.648cm">
          <text:p/>
        </draw:line>
        <draw:custom-shape draw:style-name="gr9" draw:text-style-name="P3" draw:layer="layout" svg:width="0.5cm" svg:height="1.2cm" svg:x="4.8cm" svg:y="2.1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V}=1\,\mathrm{M\Omega}$§svg§600§TRUE§</svg:desc>
          <draw:g>
            <draw:path draw:style-name="gr7" draw:text-style-name="P4" draw:layer="layout" svg:width="0.299cm" svg:height="0.295cm" svg:x="2.529cm" svg:y="2.559cm" svg:viewBox="0 0 300 296" svg:d="M140 29c3-10 4-15 12-16 4 0 17 0 25 0 30 0 77 0 77 41 0 14-7 44-23 60-10 10-33 25-72 25-15 0-31 0-46 0 9-37 18-74 27-110zM200 144c43-10 94-39 94-82 0-36-39-62-94-62-40 0-80 0-120 0-8 0-12 0-12 8 0 5 4 5 12 5 6 0 9 0 16 0 7 1 12 3 12 7 0 2-1 4-2 9-19 75-38 150-57 225-3 17-5 19-38 19-7 0-11 0-11 8 0 5 5 5 6 5 11 0 41-1 53-1s42 1 53 1c3 0 8 0 8-8 0-5-4-5-11-5-15 0-27 0-27-7 0-3 0-5 1-7 9-38 18-75 27-112 17 0 34 0 51 0 38 0 45 24 45 39 0 6-3 19-6 28-2 12-6 28-6 36 0 46 51 46 55 46 36 0 51-42 51-48 0-5-3-3-5-5-4 0-5 2-5 5-11 31-29 38-38 38-15 0-17-8-17-25 0-13 2-35 4-48 1-6 1-14 1-19 0-32-28-46-40-50z">
              <text:p/>
            </draw:path>
            <draw:path draw:style-name="gr7" draw:text-style-name="P4" draw:layer="layout" svg:width="0.23cm" svg:height="0.206cm" svg:x="2.854cm" svg:y="2.707cm" svg:viewBox="0 0 231 207" svg:d="M188 36c11-17 21-24 36-25 4 0 7 0 7-6 0-1-1-5-4-5-8 0-16 1-24 1-9 0-22-1-30-1-3 0-6 1-6 7 0 4 3 4 4 4 10 1 12 5 12 8 0 5-1 7-4 12-33 48-65 95-97 143-9-51-18-101-27-151 0-3 0-3 0-4 0-8 16-8 18-8 5 0 9 0 9-6 0-1 0-5-5-5-9 0-29 1-39 1-7 0-25-1-32-1-2 0-6 1-6 7 0 4 5 4 7 4 17 0 17 2 19 9 11 60 21 119 32 179 1 6 1 8 7 8 5 0 7-2 11-7 37-55 75-109 112-164z">
              <text:p/>
            </draw:path>
            <draw:path draw:style-name="gr7" draw:text-style-name="P4" draw:layer="layout" svg:width="0.278cm" svg:height="0.097cm" svg:x="3.264cm" svg:y="2.691cm" svg:viewBox="0 0 279 98" svg:d="M266 17c6 0 13 0 13-9 0-8-7-8-13-8-84 0-168 0-252 0-6 0-14 0-14 8 0 9 8 9 14 9 84 0 168 0 252 0zM266 98c6 0 13 0 13-8 0-9-7-9-13-9-84 0-168 0-252 0-6 0-14 0-14 9 0 8 8 8 14 8 84 0 168 0 252 0z">
              <text:p/>
            </draw:path>
            <draw:path draw:style-name="gr7" draw:text-style-name="P4" draw:layer="layout" svg:width="0.138cm" svg:height="0.278cm" svg:x="3.722cm" svg:y="2.566cm" svg:viewBox="0 0 139 279" svg:d="M86 11c0-10 0-11-9-11-27 26-64 26-77 26 0 5 0 9 0 14 8 0 34 0 55-11 0 72 0 145 0 218 0 14-1 19-38 19-5 0-10 0-15 0 0 4 0 9 0 13 16-1 52-1 69-1s54 0 68 1c0-4 0-9 0-13-4 0-9 0-13 0-38 0-40-4-40-19 0-79 0-158 0-236z">
              <text:p/>
            </draw:path>
            <draw:path draw:style-name="gr7" draw:text-style-name="P4" draw:layer="layout" svg:width="0.354cm" svg:height="0.285cm" svg:x="3.981cm" svg:y="2.559cm" svg:viewBox="0 0 355 286" svg:d="M86 10c-3-10-4-10-15-10-24 0-47 0-71 0 0 4 0 9 0 13 4 0 7 0 11 0 32 0 32 5 32 19 0 71 0 141 0 211 0 11 0 30-43 30 0 4 0 9 0 13 14 0 35-1 49-1s35 1 49 1c0-4 0-9 0-13-43 0-43-19-43-30 0-75 0-151 0-226 34 87 68 174 102 261 2 5 5 8 8 8 5 0 6-2 8-7 34-89 69-177 104-266 0 80 0 161 0 241 0 15-1 19-34 19-3 0-6 0-9 0 0 4 0 9 0 13 15-1 45-1 61-1s44 0 60 1c0-4 0-9 0-13-4 0-7 0-11 0-32 0-32-4-32-19 0-74 0-148 0-222 0-14 0-19 32-19 4 0 7 0 11 0 0-4 0-9 0-13-24 0-48 0-72 0-11 0-11 0-13 8-31 79-62 158-93 236-30-78-60-156-91-234z">
              <text:p/>
            </draw:path>
            <draw:path draw:style-name="gr7" draw:text-style-name="P4" draw:layer="layout" svg:width="0.266cm" svg:height="0.295cm" svg:x="4.37cm" svg:y="2.549cm" svg:viewBox="0 0 267 296" svg:d="M267 229c-3 0-7 0-10 0-3 10-4 20-8 30-2 7-3 10-27 10-12 0-23 0-35 0 6-24 19-44 38-71 20-30 38-59 38-93 0-58-58-105-129-105-73 0-128 48-128 105 0 34 17 63 37 93 18 27 31 47 37 71-11 0-22 0-33 0-25 0-27-3-28-10-3-10-6-21-8-30-4 0-7 0-11 0 5 22 10 44 14 67 23 0 45 0 68 0 9 0 10 0 10-9 0-30-13-66-22-93-9-24-21-58-21-89 0-67 46-95 84-95 41 0 85 30 85 95 0 31-11 64-23 98-7 17-20 56-20 84 0 9 1 9 11 9 22 0 45 0 67 0 5-23 10-45 14-67z">
              <text:p/>
            </draw:path>
          </draw:g>
        </draw:g>
        <draw:line draw:style-name="gr11" draw:text-style-name="P1" draw:layer="layout" svg:x1="1.85cm" svg:y1="6.293cm" svg:x2="1.85cm" svg:y2="9.593cm">
          <text:p/>
        </draw:line>
        <draw:g>
          <svg:title>TexMaths</svg:title>
          <svg:desc>12§latex§$U_{e}=U_{\mathrm{B}}$§svg§600§TRUE§</svg:desc>
          <draw:g>
            <draw:path draw:style-name="gr7" draw:text-style-name="P4" draw:layer="layout" svg:width="0.29cm" svg:height="0.295cm" svg:x="2.131cm" svg:y="7.748cm" svg:viewBox="0 0 291 296" svg:d="M239 44c4-18 12-30 45-31 3 0 7 0 7-8-2-2 0-5-6-5-13 0-27 1-42 1-14 0-30-1-44-1-2 0-7 0-7 8 0 5 3 5 7 5 24 0 29 10 29 18 0 1-1 9-1 10-13 50-26 99-39 149-14 55-62 93-104 93-29 0-52-18-52-56 2-10 0-13 5-32 14-54 27-108 41-163 4-15 5-19 35-19 12 0 14 0 14-8 0-5-5-5-6-5-11 0-42 1-54 1s-42-1-54-1c-3 0-8 0-8 8 0 5 5 5 12 5 1 0 9 0 17 1 7 0 10 2 10 6 0 3-4 21-7 30-3 13-6 25-9 37-4 16-24 96-26 103-2 12-2 18-2 26 0 50 38 80 82 80 54 0 105-48 119-103 13-50 25-99 38-149z">
              <text:p/>
            </draw:path>
            <draw:path draw:style-name="gr7" draw:text-style-name="P4" draw:layer="layout" svg:width="0.126cm" svg:height="0.131cm" svg:x="2.409cm" svg:y="7.968cm" svg:viewBox="0 0 127 132" svg:d="M47 62c8 0 31-1 48-6 21-8 25-22 25-31 0-15-16-25-36-25-36 0-84 26-84 77 0 30 19 55 54 55 49 0 73-29 73-34 0-1-3-5-6-5-1 0-2 2-5 4-22 26-56 26-62 26-18 0-29-12-29-36 0-3 0-9 3-25 6 0 12 0 19 0zM30 54c13-43 46-47 54-47 13 0 24 7 24 18 0 29-50 29-64 29-4 0-9 0-14 0z">
              <text:p/>
            </draw:path>
            <draw:path draw:style-name="gr7" draw:text-style-name="P4" draw:layer="layout" svg:width="0.28cm" svg:height="0.097cm" svg:x="2.711cm" svg:y="7.881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7" draw:text-style-name="P4" draw:layer="layout" svg:width="0.29cm" svg:height="0.295cm" svg:x="3.161cm" svg:y="7.748cm" svg:viewBox="0 0 291 296" svg:d="M239 44c4-18 12-30 45-31 3 0 7 0 7-8-1-2 0-5-4-5-15 0-29 1-44 1-14 0-30-1-44-1-2 0-7 0-7 8 0 5 3 5 7 5 24 0 29 10 29 18 0 1-1 9-1 10-13 50-26 99-39 149-14 55-62 93-104 93-29 0-52-18-52-56 2-10 0-13 5-32 14-54 27-108 41-163 4-15 5-19 36-19 11 0 13 0 13-8 0-5-3-5-5-5-12 0-43 1-54 1-13 0-43-1-55-1-3 0-7 0-7 8 0 5 4 5 11 5 1 0 9 0 17 1 7 0 10 2 10 6 0 3-4 21-7 30-3 13-5 25-8 37-5 16-24 96-27 103-2 12-2 18-2 26 0 50 38 80 83 80 53 0 104-48 118-103 13-50 25-99 38-149z">
              <text:p/>
            </draw:path>
            <draw:path draw:style-name="gr7" draw:text-style-name="P4" draw:layer="layout" svg:width="0.196cm" svg:height="0.2cm" svg:x="3.438cm" svg:y="7.896cm" svg:viewBox="0 0 197 201" svg:d="M0 0c0 4 0 7 0 11 2 0 5 0 7 0 23 0 23 2 23 13 0 51 0 102 0 153 0 10 0 13-23 13-2 0-5 0-7 0 0 4 0 8 0 11 42 0 83 0 125 0s72-26 72-54c0-26-27-48-63-51 29-5 54-23 54-46 0-26-31-50-72-50-38 0-77 0-116 0zM56 92c0-23 0-46 0-69 0-10 0-12 15-12 14 0 29 0 43 0 29 0 44 20 44 39 0 21-19 42-54 42-16 0-32 0-48 0zM71 190c-15 0-15-2-15-12 0-26 0-51 0-77 21 0 42 0 63 0 31 0 48 25 48 45 0 22-21 44-53 44-14 0-29 0-43 0z">
              <text:p/>
            </draw:path>
          </draw:g>
        </draw:g>
        <draw:custom-shape draw:style-name="gr9" draw:text-style-name="P3" draw:layer="layout" svg:width="0.5cm" svg:height="1.2cm" svg:x="7.208cm" svg:y="7.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E}}$§svg§600§TRUE§</svg:desc>
          <draw:g>
            <draw:path draw:style-name="gr7" draw:text-style-name="P4" draw:layer="layout" svg:width="0.298cm" svg:height="0.294cm" svg:x="7.838cm" svg:y="8.349cm" svg:viewBox="0 0 299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0-38 20-7 0-11 0-11 8 0 5 3 3 5 5 12 0 42-1 54-1 11 0 40 1 52 1 4 0 9 0 9-9 0-4-4-4-12-4-16 0-27 0-27-8 0-2 0-4 2-7 9-37 18-74 27-111 17 0 33 0 49 0 39 0 47 24 47 38 0 7-4 19-6 29-4 12-7 28-7 36 0 45 50 45 56 45 35 0 50-42 50-48 0-4-3-3-4-4-5 0-5 2-6 4-11 32-29 39-39 39-13 0-16-9-16-25 0-14 2-35 4-48 0-6 2-15 2-19 0-33-28-46-40-51z">
              <text:p/>
            </draw:path>
            <draw:path draw:style-name="gr7" draw:text-style-name="P4" draw:layer="layout" svg:width="0.197cm" svg:height="0.199cm" svg:x="8.155cm" svg:y="8.498cm" svg:viewBox="0 0 198 200" svg:d="M198 122c-4 0-8 0-11 0-7 44-14 67-68 67-16 0-32 0-47 0-13 0-13-2-13-12 0-25 0-50 0-75 9 0 19 0 28 0 30 0 35 8 35 33 3 0 7 0 10 0 0-26 0-53 0-79-3 0-7 0-10 0 0 26-5 35-35 35-9 0-19 0-28 0 0-23 0-46 0-68 0-10 0-12 13-12 15 0 29 0 44 0 48 0 57 15 62 57 4 0 7 0 10 0-3-23-6-45-8-68-60 0-120 0-180 0 0 4 0 7 0 11 2 0 5 0 7 0 23 0 23 3 23 13 0 51 0 101 0 152 0 9 0 13-23 13-2 0-5 0-7 0 0 3 0 7 0 11 61 0 123 0 184 0 5-26 9-52 14-78z">
              <text:p/>
            </draw:path>
          </draw:g>
        </draw:g>
        <draw:line draw:style-name="gr1" draw:text-style-name="P1" draw:layer="layout" svg:x1="9.578cm" svg:y1="5.41cm" svg:x2="9.578cm" svg:y2="4.61cm">
          <text:p/>
        </draw:line>
        <draw:line draw:style-name="gr1" draw:text-style-name="P1" draw:layer="layout" svg:x1="9.278cm" svg:y1="5.41cm" svg:x2="9.278cm" svg:y2="4.61cm">
          <text:p/>
        </draw:line>
        <draw:line draw:style-name="gr1" draw:text-style-name="P1" draw:layer="layout" svg:x1="11.26cm" svg:y1="5.01cm" svg:x2="9.6cm" svg:y2="5.01cm">
          <text:p/>
        </draw:line>
        <draw:line draw:style-name="gr1" draw:text-style-name="P1" draw:layer="layout" svg:x1="3.478cm" svg:y1="6.41cm" svg:x2="3.478cm" svg:y2="5.61cm">
          <text:p/>
        </draw:line>
        <draw:line draw:style-name="gr1" draw:text-style-name="P1" draw:layer="layout" svg:x1="3.178cm" svg:y1="6.41cm" svg:x2="3.178cm" svg:y2="5.61cm">
          <text:p/>
        </draw:line>
        <draw:line draw:style-name="gr3" draw:text-style-name="P1" draw:layer="layout" svg:x1="1.903cm" svg:y1="6cm" svg:x2="3.143cm" svg:y2="6cm">
          <text:p/>
        </draw:line>
        <draw:g>
          <svg:title>TexMaths</svg:title>
          <svg:desc>12§latex§$C_{e}$§svg§600§TRUE§</svg:desc>
          <draw:g>
            <draw:path draw:style-name="gr7" draw:text-style-name="P4" draw:layer="layout" svg:width="0.296cm" svg:height="0.304cm" svg:x="3.13cm" svg:y="5.15cm" svg:viewBox="0 0 297 305" svg:d="M297 5c0-1 0-5-5-5-1 0-1 1-6 5-9 11-19 21-28 32-4-6-24-37-70-37-95 0-188 93-188 190 0 68 49 115 114 115 36 0 68-17 90-37 39-34 46-72 46-73 0-5-3-3-4-5-4 0-5 1-6 5-4 12-14 42-42 66-30 24-57 31-78 31-37 0-82-22-82-88 0-23 9-92 51-141 25-28 64-50 102-50 43 0 68 32 68 81 0 17-1 17-1 21s4 5 6 5c6 0 6-2 7-9 9-35 17-71 26-106z">
              <text:p/>
            </draw:path>
            <draw:path draw:style-name="gr7" draw:text-style-name="P4" draw:layer="layout" svg:width="0.125cm" svg:height="0.132cm" svg:x="3.428cm" svg:y="5.378cm" svg:viewBox="0 0 126 133" svg:d="M46 63c8 0 32-1 47-7 22-7 26-21 26-30 0-16-16-26-36-26-35 0-83 28-83 78 0 30 18 55 53 55 49 0 73-29 73-34 0-1-3-5-5-5s-2 0-5 3c-23 27-57 27-62 27-18 0-30-12-30-36 0-3 0-9 4-25 6 0 12 0 18 0zM30 55c12-43 44-47 53-47 13 0 24 8 24 18 0 29-51 29-63 29-4 0-9 0-14 0z">
              <text:p/>
            </draw:path>
          </draw:g>
        </draw:g>
        <draw:g>
          <svg:title>TexMaths</svg:title>
          <svg:desc>12§latex§$C_{a}$§svg§600§TRUE§</svg:desc>
          <draw:g>
            <draw:path draw:style-name="gr7" draw:text-style-name="P4" draw:layer="layout" svg:width="0.297cm" svg:height="0.304cm" svg:x="9.231cm" svg:y="4.151cm" svg:viewBox="0 0 298 305" svg:d="M298 5c0-1-1-5-5-5-1 0-2 1-7 5-10 11-19 21-29 32-3-6-23-37-69-37-94 0-188 93-188 190 0 68 49 115 114 115 36 0 68-17 89-37 40-34 47-72 47-73 0-5-3-3-5-5-2 0-5 1-6 5-3 12-13 42-42 66-28 24-55 31-77 31-37 0-82-22-82-88 0-23 9-92 51-141 25-28 64-50 102-50 42 0 67 32 67 81 0 17-1 17-1 21s5 5 6 5c6 0 6-2 7-9 9-35 19-71 28-106z">
              <text:p/>
            </draw:path>
            <draw:path draw:style-name="gr7" draw:text-style-name="P4" draw:layer="layout" svg:width="0.149cm" svg:height="0.132cm" svg:x="9.528cm" svg:y="4.379cm" svg:viewBox="0 0 150 133" svg:d="M105 18c-6-10-15-18-30-18-37 0-75 42-75 84 0 28 19 49 44 49 16 0 30-10 42-21 5 17 22 21 30 21 11 0 18-7 23-16 7-12 11-29 11-30 0-3-4-3-5-3-5 0-5 1-7 9-3 15-9 31-21 31-8 0-11-6-11-14 0-5 3-16 5-23 3-8 5-20 7-26 2-8 4-15 5-23 3-7 6-21 6-22 0-8-6-10-9-10-6 0-12 4-15 12zM87 93c-2 9-9 15-15 19-3 3-15 12-28 12-11 0-20-7-20-28 0-16 8-48 14-60 15-23 29-28 37-28 21 0 27 23 27 27-1 1-2 2-2 3-4 19-8 37-13 55z">
              <text:p/>
            </draw:path>
          </draw:g>
        </draw:g>
        <draw:custom-shape draw:style-name="gr12" draw:text-style-name="P5" draw:layer="layout" svg:width="0.2cm" svg:height="0.2cm" svg:x="4.96cm" svg:y="5.9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1.751cm" svg:y="5.9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cm" svg:height="0.2cm" svg:x="7.36cm" svg:y="9.7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cm" svg:height="0.2cm" svg:x="7.36cm" svg:y="1.4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669cm" svg:y1="3.158cm" svg:x2="5.553cm" svg:y2="2.27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6T18:46:33.654809319</dc:date>
    <meta:editing-duration>PT22H45M12S</meta:editing-duration>
    <meta:editing-cycles>71</meta:editing-cycles>
    <meta:generator>LibreOffice/7.3.7.2$Linux_X86_64 LibreOffice_project/30$Build-2</meta:generator>
    <meta:document-statistic meta:object-count="104"/>
  </office:meta>
</office:document-meta>
</file>